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0.45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\f</text:p>
          </table:table-cell>
          <table:table-cell office:value-type="string">
            <text:p>`0-0</text:p>
          </table:table-cell>
          <table:table-cell table:style-name="ce1" office:value-type="string">
            <text:p>`1-0</text:p>
          </table:table-cell>
          <table:table-cell table:style-name="ce1" office:value-type="string">
            <text:p>`2-0</text:p>
          </table:table-cell>
          <table:table-cell office:value-type="string">
            <text:p>`4-0</text:p>
          </table:table-cell>
          <table:table-cell office:value-type="string">
            <text:p>`3-0</text:p>
          </table:table-cell>
          <table:table-cell office:value-type="string">
            <text:p>`5-0</text:p>
          </table:table-cell>
          <table:table-cell office:value-type="string">
            <text:p>`6-0</text:p>
          </table:table-cell>
          <table:table-cell office:value-type="string">
            <text:p>`7-0</text:p>
          </table:table-cell>
          <table:table-cell office:value-type="string">
            <text:p>`0-1</text:p>
          </table:table-cell>
          <table:table-cell table:style-name="ce1" office:value-type="string">
            <text:p>`1-1</text:p>
          </table:table-cell>
          <table:table-cell table:style-name="ce1" office:value-type="string">
            <text:p>`2-1</text:p>
          </table:table-cell>
          <table:table-cell office:value-type="string">
            <text:p>`4-1</text:p>
          </table:table-cell>
          <table:table-cell office:value-type="string">
            <text:p>`3-1</text:p>
          </table:table-cell>
          <table:table-cell office:value-type="string">
            <text:p>`5-1</text:p>
          </table:table-cell>
          <table:table-cell office:value-type="string">
            <text:p>`6-1</text:p>
          </table:table-cell>
          <table:table-cell office:value-type="string">
            <text:p>`7-1</text:p>
          </table:table-cell>
          <table:table-cell office:value-type="string">
            <text:p>`0-2</text:p>
          </table:table-cell>
          <table:table-cell table:style-name="ce1" office:value-type="string">
            <text:p>`1-2</text:p>
          </table:table-cell>
          <table:table-cell table:style-name="ce1" office:value-type="string">
            <text:p>`2-2</text:p>
          </table:table-cell>
          <table:table-cell office:value-type="string">
            <text:p>`4-2</text:p>
          </table:table-cell>
          <table:table-cell office:value-type="string">
            <text:p>`3-2</text:p>
          </table:table-cell>
          <table:table-cell office:value-type="string">
            <text:p>`5-2</text:p>
          </table:table-cell>
          <table:table-cell office:value-type="string">
            <text:p>`6-2</text:p>
          </table:table-cell>
          <table:table-cell office:value-type="string">
            <text:p>`7-2</text:p>
          </table:table-cell>
          <table:table-cell office:value-type="string">
            <text:p>`0-3</text:p>
          </table:table-cell>
        </table:table-row>
        <table:table-row table:style-name="ro1">
          <table:table-cell office:value-type="string">
            <text:p>`0-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`1-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`2-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`4-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`3-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5-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6-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7-0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0-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`1-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`2-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4-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3-1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5-1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6-1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7-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`0-2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`1-2</text:p>
          </table:table-cell>
          <table:table-cell table:number-columns-repeated="16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`2-2</text:p>
          </table:table-cell>
          <table:table-cell table:number-columns-repeated="16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4-2</text:p>
          </table:table-cell>
          <table:table-cell table:number-columns-repeated="16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3-2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`5-2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`6-2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`7-2</text:p>
          </table:table-cell>
          <table:table-cell table:number-columns-repeated="16"/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`0-3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5/27/2013</text:date>, <text:time>10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0:42:38</dc:date>
    <dc:creator>Ben Slawski</dc:creator>
    <meta:generator>OpenOffice.org/3.4.1$Unix OpenOffice.org_project/341m1$Build-9593</meta:generator>
    <meta:editing-duration>PT15M32S</meta:editing-duration>
    <meta:editing-cycles>1</meta:editing-cycles>
    <meta:document-statistic meta:table-count="1" meta:cell-count="344" meta:object-count="0"/>
  </office:meta>
</office:document-meta>
</file>